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master-page-name="Standard">
      <style:paragraph-properties style:page-number="auto"/>
    </style:style>
    <style:style style:name="T1" style:family="text">
      <style:text-properties fo:font-size="16pt" style:font-size-asian="16pt"/>
    </style:style>
    <style:style style:name="T2" style:family="text">
      <style:text-properties fo:font-size="12pt" style:font-size-asian="12pt"/>
    </style:style>
    <style:style style:name="T3" style:family="text">
      <style:text-properties fo:font-size="12pt" fo:font-weight="bold" style:font-size-asian="12pt"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eektaak 1 Oriëntatie</text:span></text:p>
      <text:p text:style-name="P1"/>
      <text:p text:style-name="Standard"><text:span text:style-name="T3">1: </text:span><text:span text:style-name="T2">Er bestaan dubbelstrengs DNA virussen, enkelstrengs DNA virussen, dubbelstrengs RNA virussen, positief enkelstrengs RNA virussen (zoals Picornavirus), negatief enkelstrengs RNA virussen (zoals Orthomyxovirus), enkelstrengs RNA reverse transcriptase virussen (ook wel retrovirussen genaamd) en enkelstrengs DNA reverse transcriptase virussen (waaronder Hepadnaviridae)</text:span></text:p>
      <text:p text:style-name="Standard"><text:span text:style-name="T3">2: </text:span><text:span text:style-name="T2">Het genoom bestaat uit enkelstrengs RNA, dubbelstrengs RNA, enkelstrengs DNA en dubbelstrengs DNA. Daaromheen zit een eiwitmantel (de capside) en bij dierlijke cellen ook nog een membraan van lipiden.</text:span></text:p>
      <text:p text:style-name="Standard"><text:span text:style-name="T3">3:</text:span><text:span text:style-name="T2"> </text:span><text:bookmark text:name="_GoBack"/><text:span text:style-name="T2">Een dierlijk virus infecteert een cel door met de glycoproteïnen (membraaneiwitten) op de receptoren van een cel te gaan zitten en toegelaten te worden door de cel zelf. Bij een lytische cyclus zal het virus alle delen binnen de hostcel gebruiken om meer viruscellen te maken en vervolgens de cel te verlaten. Hierbij gaat de hostcel dood. Bij een lysogene cyclus zal een virus zijn genoom in dat van de hostcel stoppen om op een later tijdstip een lytische cyclus in te gaan. Als het virus zelf DNA bevat, zal het virale DNA naar de nucleus van de cel verplaatst worden. Hierna zal de hostcel bijna alleen nog maar viraal DNA om gaan schrijven naar mRNA, tenzij het om een eiwit gaat dat het virus nodig heeft om te overleven. Als het virus dubbelstrengs RNA bevat wordt het eerst uit elkaar gehaald, hierna zal één van de strengen mRNA vormen waarvan virale eiwitten worden gemaakt. De andere streng zal weer dubbelstrings worden, waarna het door de cel opgeruimd wordt omdat het “niet eigen” is. Er zijn twee varianten van enkelstrengs RNA, positief en negatief. Bij positief enkelstrengs RNA wordt de eerste streng gebruikt als mRNA, waarmee de virale eiwitten worden gemaakt. Daarna zal het virale genoom vermeerderd worden en zullen de structuureiwitten van het virus worden gemaakt. Bij negatief enkelstrengs RNA wordt eerst een kopie van het RNA gemaakt, waarna het vertaald wordt naar eiwitten. Pas als de kopie gemaakt is kunnen de structuureiwitten gemaakt worden. Het laatste type van virussen met enkelstrengs RNA zijn de Retrovirussen. Bij de retrovirussen wordt van het RNA een DNA kopie gemaakt die ingebouwd wordt in het genoom van de host.</text:span></text:p>
      <text:p text:style-name="P1"/>
      <text:p text:style-name="Standard"><text:span text:style-name="T2">In de presentatie ook HIV meenemen.</text:span></text:p>
      <text:p text:style-name="Standard"><text:span text:style-name="T2">Wij (groepje 5) hebben ss RNA klasse 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l" fo:country="NL"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l" fo:country="NL"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 de Wijse en C. van den Brink</meta:initial-creator>
    <dc:creator>H. de Wijse en C. van den Brink</dc:creator>
    <meta:editing-cycles>13</meta:editing-cycles>
    <meta:creation-date>2018-02-09T12:39:00</meta:creation-date>
    <dc:date>2018-02-21T15:50:00</dc:date>
    <meta:editing-duration>PT1H28M</meta:editing-duration>
    <meta:generator>LibreOffice/5.1.6.2$Linux_X86_64 LibreOffice_project/10m0$Build-2</meta:generator>
    <meta:document-statistic meta:table-count="0" meta:image-count="0" meta:object-count="0" meta:page-count="1" meta:paragraph-count="6" meta:word-count="366" meta:character-count="2328" meta:non-whitespace-character-count="19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